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9.084cm" fo:margin-left="-0.106cm" fo:margin-top="0cm" fo:margin-bottom="0cm" table:align="left"/>
    </style:style>
    <style:style style:name="Tabelle1.A" style:family="table-column">
      <style:table-column-properties style:column-width="9.082cm"/>
    </style:style>
    <style:style style:name="Tabelle1.1" style:family="table-row">
      <style:table-row-properties style:min-row-height="4.404cm" fo:keep-together="auto"/>
    </style:style>
    <style:style style:name="Tabelle1.A1" style:family="table-cell">
      <style:table-cell-properties style:vertical-align="" fo:padding-left="0.053cm" fo:padding-right="0.053cm" fo:padding-top="0cm" fo:padding-bottom="0cm" fo:border="none"/>
    </style:style>
    <style:style style:name="P1" style:family="paragraph" style:parent-style-name="Standard">
      <style:paragraph-properties fo:text-align="start" style:justify-single-word="false">
        <style:tab-stops/>
      </style:paragraph-properties>
    </style:style>
    <style:style style:name="P2" style:family="paragraph" style:parent-style-name="Standard">
      <style:paragraph-properties fo:text-align="start" style:justify-single-word="false">
        <style:tab-stops/>
      </style:paragraph-properties>
      <style:text-properties officeooo:paragraph-rsid="0019a649"/>
    </style:style>
    <style:style style:name="P3" style:family="paragraph" style:parent-style-name="Standard">
      <style:paragraph-properties fo:text-align="start" style:justify-single-word="false">
        <style:tab-stops/>
      </style:paragraph-properties>
      <style:text-properties officeooo:paragraph-rsid="0019cdd8"/>
    </style:style>
    <style:style style:name="P4" style:family="paragraph" style:parent-style-name="Standard">
      <style:paragraph-properties fo:text-align="start" style:justify-single-word="false">
        <style:tab-stops/>
      </style:paragraph-properties>
      <style:text-properties officeooo:paragraph-rsid="001b8d4d"/>
    </style:style>
    <style:style style:name="P5" style:family="paragraph" style:parent-style-name="Standard">
      <style:paragraph-properties fo:text-align="start" style:justify-single-word="false">
        <style:tab-stops/>
      </style:paragraph-properties>
      <style:text-properties officeooo:paragraph-rsid="001d05f5"/>
    </style:style>
    <style:style style:name="P6" style:family="paragraph" style:parent-style-name="Standard">
      <style:paragraph-properties fo:text-align="start" style:justify-single-word="false">
        <style:tab-stops/>
      </style:paragraph-properties>
      <style:text-properties officeooo:paragraph-rsid="001fac7d"/>
    </style:style>
    <style:style style:name="P7" style:family="paragraph" style:parent-style-name="Standard">
      <style:paragraph-properties fo:text-align="start" style:justify-single-word="false">
        <style:tab-stops/>
      </style:paragraph-properties>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ab-stops/>
      </style:paragraph-properties>
      <style:text-properties fo:font-size="14pt" fo:font-style="italic" style:text-underline-style="solid" style:text-underline-width="auto" style:text-underline-color="font-color" fo:font-weight="bold" officeooo:paragraph-rsid="0019cdd8" style:font-size-asian="14pt" style:font-style-asian="italic" style:font-weight-asian="bold" style:font-size-complex="14pt" style:font-style-complex="italic" style:font-weight-complex="bold"/>
    </style:style>
    <style:style style:name="T1" style:family="text">
      <style:text-properties fo:font-style="italic" style:text-underline-style="solid" style:text-underline-width="auto" style:text-underline-color="font-color" fo:font-weight="bold" style:font-style-asian="italic" style:font-weight-asian="bold"/>
    </style:style>
    <style:style style:name="T2" style:family="text">
      <style:text-properties fo:font-style="italic" style:text-underline-style="solid" style:text-underline-width="auto" style:text-underline-color="font-color" fo:font-weight="bold" style:font-style-asian="italic" style:font-weight-asian="bold" style:font-style-complex="normal" style:font-weight-complex="normal"/>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officeooo:rsid="001d05f5"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fo:font-weight="bold" officeooo:rsid="001ebe52"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fo:font-weight="bold" officeooo:rsid="001fac7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fo:font-weight="normal" officeooo:rsid="001ebe52" style:font-style-asian="italic" style:font-weight-asian="normal" style:font-style-complex="italic" style:font-weight-complex="normal"/>
    </style:style>
    <style:style style:name="T9" style:family="text">
      <style:text-properties fo:font-style="italic" style:text-underline-style="none" fo:font-weight="bold" officeooo:rsid="001fac7d" style:font-style-asian="italic" style:font-weight-asian="bold" style:font-style-complex="italic" style:font-weight-complex="bold"/>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italic" style:text-underline-style="none" fo:font-weight="normal" officeooo:rsid="001fac7d"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style:text-underline-style="none"/>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normal" style:text-underline-style="none" fo:font-weight="normal" officeooo:rsid="0019a649" style:font-style-asian="normal" style:font-weight-asian="normal" style:font-style-complex="normal" style:font-weight-complex="normal"/>
    </style:style>
    <style:style style:name="T16" style:family="text">
      <style:text-properties fo:font-style="normal" style:text-underline-style="none" fo:font-weight="normal" officeooo:rsid="0019cdd8" style:font-style-asian="normal" style:font-weight-asian="normal" style:font-style-complex="normal" style:font-weight-complex="normal"/>
    </style:style>
    <style:style style:name="T17" style:family="text">
      <style:text-properties fo:font-style="normal" style:text-underline-style="none" fo:font-weight="normal" officeooo:rsid="001adce2" style:font-style-asian="normal" style:font-weight-asian="normal" style:font-style-complex="normal" style:font-weight-complex="normal"/>
    </style:style>
    <style:style style:name="T18" style:family="text">
      <style:text-properties fo:font-style="normal" style:text-underline-style="none" fo:font-weight="normal" officeooo:rsid="001ebe52" style:font-style-asian="normal" style:font-weight-asian="normal" style:font-style-complex="normal" style:font-weight-complex="normal"/>
    </style:style>
    <style:style style:name="T19" style:family="text">
      <style:text-properties fo:font-style="normal" style:text-underline-style="none" fo:font-weight="normal" officeooo:rsid="001fac7d" style:font-style-asian="normal" style:font-weight-asian="normal" style:font-style-complex="normal" style:font-weight-complex="normal"/>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2" style:family="text">
      <style:text-properties fo:font-style="normal" style:text-underline-style="solid" style:text-underline-width="auto" style:text-underline-color="font-color" fo:font-weight="normal" officeooo:rsid="001ebe52"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able:table table:name="Tabelle1" table:style-name="Tabelle1">
        <table:table-column table:style-name="Tabelle1.A"/>
        <table:table-row table:style-name="Tabelle1.1">
          <table:table-cell table:style-name="Tabelle1.A1" office:value-type="string">
            <text:p text:style-name="P1"><text:span text:style-name="T1">Erste Tag:</text:span></text:p>
            <text:p text:style-name="P1">die Kinder und ich sitzen im Gesprächskreis ich habe Karten mit geometrischen Formen mitgebracht und diese Karten an die Kinder verteilt.</text:p>
            <text:p text:style-name="P1">jeder Karte steht geschrieben, dass das Kind nach einer bestimmten Zahl und einer bestimmten Form aus geometrischen Formen sucht</text:p>
            <text:p text:style-name="P1">suchen Sie zum Beispiel in diesem Raum nach drei Dingen ,die ein Dreieck oder ein Quadrat enthalten und natürlich haben die Kinder viele Beispiele gegeben</text:p>
            <text:p text:style-name="P1">wie die Tür, das Fenster ,die Regale und das Sofa.</text:p>
            <text:p text:style-name="P1">ich habe die Kinder in drei Gruppe, jede Gruppe 3 Kinder verteilt .jede Gruppe hat drei Karten gezogen auf denen Namen von geometrischen Formen stehen und jede Gruppe soll diese geometrischen</text:p>
            <text:p text:style-name="P1">Formen mit dem Lineal auf Karton Stücke zeichnen und ausschneiden danach habe ich schon eine große Stoff mit mir gebracht und ich habe diese Stoff auf den Tisch gelegt</text:p>
            <text:p text:style-name="P1">und ich habe vor die Kinder auch erklärt das ist wir sollen diese geometrisch formen auf dem Stoff gezeichnet und auch habe ich die Kinder gefragt welche Seite sollen wir auf dem Stoff zeichne ,richte Seite oder linke Seite und ich habe erklärte ,dass Solln wir auf linke Seite damit die Linien nicht sehen kann und auch die Stoff sauber zubleiben.</text:p>
            <text:p text:style-name="P1">sie haben Freude daran zusammen spielen und sind hilfsbereit gegenüber einander</text:p>
            <text:p text:style-name="P1">die Kinder lernen neue Formen von geometrischer Figuren &lt;Fachkompetenz &gt;.</text:p>
            <text:p text:style-name="P1">die Kinder arbeiten alles Team und sprechen mit anderen &lt;sozial Kompetenz &gt;</text:p>
            <text:p text:style-name="P1">die Kinder alleine zeichnet und schnitten die Formen.</text:p>
            <text:p text:style-name="P1">am ende habe ich mit die Kinder gesessen und über heute gescheuchten wie war und die Kinder waren zufrieden und sie haben zusammen Gespielen .</text:p>
            <text:p text:style-name="P1"><text:span text:style-name="T1">Ziele:</text:span></text:p>
            <text:p text:style-name="P1">geometrische Formen zu wiesen und entdecken</text:p>
            <text:p text:style-name="P1"/>
            <text:p text:style-name="P1"/>
            <text:p text:style-name="P2"><text:span text:style-name="T1">zweite Tag:</text:span></text:p>
            <text:p text:style-name="P2"><text:span text:style-name="T1"/></text:p>
            <text:p text:style-name="P2"><text:span text:style-name="T15">i</text:span><text:span text:style-name="T14">ch habe bereits eine Spiel vorbereitet und dieses Spiel heißt geometrische Formen Puzzle dieses Spiel sollen die Kinder die geschneiderte Formen mit einer anderer sammeln und neuer Formen bekommen dann habe ich von Kinder gefragt welche </text:span><text:soft-page-break/><text:span text:style-name="T14">andere Form können wir diese geschnitten geometrische Figur machen wie können wir aus diesen Formen eine neue Formen kriegen dann anfangen die Kinder Puzzle zur Anprobe sie waren begeistert weil ich sie drei Gruppe geteilt habe und machte von Kinder Herausforderung und zwar wer von ihnen mehr Formen machen können sie haben ungefähr 30 Minuten gedauert sie konnten von vier Dreiecke eine Rechtecke machen von zwei Dreiecke eine Quadrat bekommen und von viele Dreiecke eine große Dreiecke haben auch sie erledigt und auch von zwei Bogen eine große Kreis und so weiter wir beendeten auch die Arbeit der geometrischen Formen in dem jede Gruppe die geometrischen Formen zeichnete die sie aus dem Karton geschnitten und sie auf das Stück Stoff legten und Ausschnitten und sie haben es auch gemalt und wir haben es auf die Tafeln geklebt und die Namen der Formen geschrieben ich fragte die Kinder wer weiß wie viele Ecken ein Dreieck hat sie antworteten drei und ich fragte wie viele Seiten es hat sie sagten drei deshalb nennen wir es ein Dreieck und auch ein Quadrat jede Gruppe schrieb auch das Merkmale von der Winkel und Seiten und sammelte sie und das Ergebnis war dass wir wussten dass das Dreieck mehrere Formen hat ebenso wie das Quadrat und jedes Mal waren die Wecken </text:span><text:span text:style-name="T15">ändert</text:span><text:span text:style-name="T14"> wir erhalten</text:span><text:span text:style-name="T2"> </text:span><text:span text:style-name="T14">eine neue geometrische Form.</text:span></text:p>
            <text:p text:style-name="P2"><text:span text:style-name="T14"/></text:p>
            <text:p text:style-name="P4"><text:span text:style-name="T3">Ziele</text:span><text:span text:style-name="T14"> :</text:span></text:p>
            <text:p text:style-name="P4"><text:span text:style-name="T14">entdecken Sie die geometrische Formen von anderen Formen machen kann</text:span></text:p>
            <text:p text:style-name="P2"><text:span text:style-name="T14"><text:s/>und auch <text:s/>Informationen zu Winkeln und Seiten.</text:span></text:p>
            <text:p text:style-name="P2"><text:span text:style-name="T14"/></text:p>
            <text:p text:style-name="P2"><text:span text:style-name="T14"/></text:p>
            <text:p text:style-name="P8">3. Tag :</text:p>
            <text:p text:style-name="P3"><text:span text:style-name="T14"/></text:p>
            <text:p text:style-name="P3"><text:span text:style-name="T14">mir ist eine Idee eingefallen damit ich die Kinder motivieren kann. Ich habe drei Körper eine zylindrisch 1 Quadrat und 1 Würfel <text:s/>auf dem Tisch gelegt und auch noch habe ich verschiedene </text:span><text:span text:style-name="T16">Geometrische</text:span><text:span text:style-name="T14"> <text:s/>Formen mitgebracht. Ich habe wie immer die Kinder 3 Gruppe 3 Gruppe geteilt und jede Gruppe sollen eine Karte schauen und lesen dann auf dem richtige Körper <text:s/>Kategorien . notieren gibt in dem Karten auch falsche geometrische <text:s/>Figur, die nicht so die Körper gehört.ich machte das mit Absicht, damit die Kinder </text:span><text:span text:style-name="T16">a</text:span><text:span text:style-name="T14">nr</text:span><text:span text:style-name="T16">e</text:span><text:span text:style-name="T14">gen zu fragen und neuer Firmen zu entdecken andere Seite die Kinder Spannung haben .</text:span></text:p>
            <text:p text:style-name="P3"><text:span text:style-name="T14">in <text:s/>diese Schritt werden die Kinder verschiedene </text:span><text:span text:style-name="T17">K</text:span><text:span text:style-name="T14">örper <text:s/>erledigen können deshalb habe ich von </text:span><text:soft-page-break/><text:span text:style-name="T17">Ki</text:span><text:span text:style-name="T14">nder aufgefordert jede Gruppe eine Körper <text:s/>machen ,es war Quadrat Würfel und Pyramide sie haben mit einer anderen aus Gewalt, welche k</text:span><text:span text:style-name="T17">örper</text:span><text:span text:style-name="T14"> machen möchten, Sie haben schon gezeichnet und haben geschmiedet. Ich habe in dieser Zeit die Kinder beachtet und manchmal habe ich die Kinder damit geholfen .in diesem Experiment wissen sie dass wir durch das Zusammenkleben von drei oder vier Dreiecken eine Pyramide erhalten und durch das Zusammenkleben mehrerer Quadrate einen Würfel bekommen.</text:span></text:p>
            <text:p text:style-name="P3"><text:span text:style-name="T14">die Kinder haben alle geometrische Formen vorbereitet damit morgen können weiter die geometrisch formen machen . wir haben gesessen und darüber gesprochen sie waren begeistert damit</text:span></text:p>
            <text:p text:style-name="P2"><text:span text:style-name="T14"/></text:p>
            <text:p text:style-name="P2"><text:span text:style-name="T14"/></text:p>
            <text:p text:style-name="P5"><text:span text:style-name="T4">ziele</text:span><text:span text:style-name="T3">:</text:span></text:p>
            <text:p text:style-name="P5"><text:span text:style-name="T14"><text:s/>ist der Übergang von geometrischen Formen zu geometrischen Körper und wie man aus einer geometrischen Form einen Körper erhält.</text:span></text:p>
            <text:p text:style-name="P5"><text:span text:style-name="T14"/></text:p>
            <text:p text:style-name="P5"><text:span text:style-name="T3">5. Tag</text:span><text:span text:style-name="T14"> :</text:span></text:p>
            <text:p text:style-name="P5"><text:span text:style-name="T14"/></text:p>
            <text:p text:style-name="P5"><text:span text:style-name="T14">beschlossen ich und die Betreuerin der fgts einen Museums Ausflug zu machen an diesem Tag saßen wir mit den Kindern auf dem Schulhof und sprachen über den Ausgangspunkt der an der Schule ist Tür und um 14 Uhr .wir haben für die Kinder gesagt, sollen tragen bequeme Kleidung sowie bequeme Sportschuhe und ich habe eine Liste geschrieben was Sie mitbringen dürfen z.b. Wasser oder Saft und eine Kamera.</text:span></text:p>
            <text:p text:style-name="P5"><text:span text:style-name="T14">wir gehen in ein Museum namens Dynamikum Pirmasens Dynamikum abgeleitet von Dynamik ist ein Technikmuseum das auf dem Gelände der ehemaligen Schuhfabrik Rheinberger in Pirmasens Rheinland-Pfalz am 29 April 2008 eröffnet wurde das Mitmachmuseum soll Phänomene aus Natur und Technik erlebbar machen und als außerschulischer Lernort dienen.</text:span></text:p>
            <text:p text:style-name="P5"><text:span text:style-name="T14">dort haben Kinderspiele spielen die sich auf geometrische Formen beziehen wie z.b. ein Spiel mit wie vielen Würfen schaffst du es ins ziele </text:span><text:span text:style-name="T18">und auch und da die großen und kleinen Besucher lernen auf spielerische Art und Weise wie die naturwissenschaftlichen Gesetze funktionieren für jede Altersklasse ist etwas dabei ob Spaß und Action bei den sportlichen Herausforderungen oder beim Knobeln mit Köpfchen an geometrischen Formeln.</text:span></text:p>
            <text:p text:style-name="P5"><text:span text:style-name="T18"/></text:p>
            <text:p text:style-name="P6"><text:span text:style-name="T6">Ziele:</text:span></text:p>
            <text:p text:style-name="P6"><text:soft-page-break/><text:span text:style-name="T18"><text:s/>Kinder wissen direkt und greifbar mehr über geometrische Formen und <text:s/>geometrische körper Proben selbst</text:span></text:p>
            <text:p text:style-name="P5"><text:span text:style-name="T14"/></text:p>
            <text:p text:style-name="P7"/>
          </table:table-cell>
        </table:table-row>
      </table:table>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7T02:16:17.327618292</meta:creation-date>
    <dc:date>2022-04-27T03:33:09.801619328</dc:date>
    <meta:editing-duration>PT2M30S</meta:editing-duration>
    <meta:editing-cycles>1</meta:editing-cycles>
    <meta:document-statistic meta:table-count="1" meta:image-count="0" meta:object-count="0" meta:page-count="4" meta:paragraph-count="32" meta:word-count="985" meta:character-count="6137" meta:non-whitespace-character-count="5172"/>
    <meta:generator>LibreOffice/6.4.7.2$Linux_X86_64 LibreOffice_project/40$Build-2</meta:generator>
  </office:meta>
</office:document-meta>
</file>